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7.91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84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28.95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38.44mm" fo:break-before="auto" style:use-optimal-row-height="true"/>
    </style:style>
    <style:style style:name="ro6" style:family="table-row">
      <style:table-row-properties style:row-height="52.65mm" fo:break-before="auto" style:use-optimal-row-height="true"/>
    </style:style>
    <style:style style:name="ro7" style:family="table-row">
      <style:table-row-properties style:row-height="57.38mm" fo:break-before="auto" style:use-optimal-row-height="true"/>
    </style:style>
    <style:style style:name="ro8" style:family="table-row">
      <style:table-row-properties style:row-height="43.1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use-window-font-color="true" style:text-outline="false" style:text-line-through-style="none" style:text-line-through-type="none" style:font-name="Courier New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Programming Library</text:p>
          </table:table-cell>
          <table:table-cell office:value-type="string" calcext:value-type="string">
            <text:p>Parameter Options</text:p>
          </table:table-cell>
        </table:table-row>
        <table:table-row table:style-name="ro2">
          <table:table-cell office:value-type="string" calcext:value-type="string">
            <text:p>Recursive feature elimination with Cross validation </text:p>
          </table:table-cell>
          <table:table-cell office:value-type="string" calcext:value-type="string">
            <text:p>sklearn.feature_selection.</text:p>
            <text:p>RFECV</text:p>
          </table:table-cell>
          <table:table-cell office:value-type="string" calcext:value-type="string">
            <text:p>Step = 1</text:p>
            <text:p>cv = StratifiedKFold(10)</text:p>
            <text:p>scoring = AUC_ROC</text:p>
            <text:p>n_jobs = - 1 </text:p>
          </table:table-cell>
        </table:table-row>
        <table:table-row table:style-name="ro3">
          <table:table-cell office:value-type="string" calcext:value-type="string">
            <text:p>Sequential Feature Selection with Cross Validation</text:p>
          </table:table-cell>
          <table:table-cell office:value-type="string" calcext:value-type="string">
            <text:p>mlxtend.feature_selection.</text:p>
            <text:p>SequentialFeatureSelector</text:p>
          </table:table-cell>
          <table:table-cell office:value-type="string" calcext:value-type="string">
            <text:p>k_features = (1,n) </text:p>
            <text:p>forward = True</text:p>
            <text:p>floating = False</text:p>
            <text:p>scoring = AUC_ROC</text:p>
            <text:p>cv = StratifiedKFold(10)</text:p>
            <text:p>n_jobs = - 1 </text:p>
          </table:table-cell>
        </table:table-row>
        <table:table-row table:style-name="ro4">
          <table:table-cell office:value-type="string" calcext:value-type="string">
            <text:p>AdaBoost</text:p>
          </table:table-cell>
          <table:table-cell office:value-type="string" calcext:value-type="string">
            <text:p>sklearn.ensemble.</text:p>
            <text:p>AdaBoostClassifier</text:p>
          </table:table-cell>
          <table:table-cell office:value-type="string" calcext:value-type="string">
            <text:p>Base_estimator = DecisionTreeClassifier</text:p>
            <text:p>N_estimators = 50</text:p>
            <text:p>Learning_rate = 1</text:p>
            <text:p>Algorithm = SAMME.R</text:p>
            <text:p>Random_state = 42</text:p>
          </table:table-cell>
        </table:table-row>
        <table:table-row table:style-name="ro5">
          <table:table-cell office:value-type="string" calcext:value-type="string">
            <text:p>Bagging Trees </text:p>
          </table:table-cell>
          <table:table-cell office:value-type="string" calcext:value-type="string">
            <text:p>sklearn.ensemble.</text:p>
            <text:p>BaggingClassifier</text:p>
          </table:table-cell>
          <table:table-cell office:value-type="string" calcext:value-type="string">
            <text:p>Base_estimator = DecisionTreeClassifier</text:p>
            <text:p>N_estimators = 10</text:p>
            <text:p>Max_samples = 10</text:p>
            <text:p>Max_features = 1.0</text:p>
            <text:p>Boostrap = true</text:p>
            <text:p>Boostrap_features = false</text:p>
            <text:p>N_jobs = 1</text:p>
            <text:p/>
          </table:table-cell>
        </table:table-row>
        <table:table-row table:style-name="ro6">
          <table:table-cell office:value-type="string" calcext:value-type="string">
            <text:p>Decision Trees</text:p>
          </table:table-cell>
          <table:table-cell office:value-type="string" calcext:value-type="string">
            <text:p>sklearn.tree.</text:p>
            <text:p>DecisionTreeClassifier</text:p>
          </table:table-cell>
          <table:table-cell office:value-type="string" calcext:value-type="string">
            <text:p>Criterion = gini</text:p>
            <text:p>Splitter = best</text:p>
            <text:p>Max_dept  = none</text:p>
            <text:p>Max_samples_split = 2</text:p>
            <text:p>Min_samples_leaf = 1</text:p>
            <text:p>Min_weight_fraction_leaf = 0</text:p>
            <text:p>Max_features = n_features</text:p>
            <text:p>Max_leaf_node = unlimited</text:p>
            <text:p>Min_impurity_decrease = 0</text:p>
            <text:p>Class_weight = default</text:p>
            <text:p>Presort = false</text:p>
          </table:table-cell>
        </table:table-row>
        <table:table-row table:style-name="ro7">
          <table:table-cell office:value-type="string" calcext:value-type="string">
            <text:p>Logistic Regression</text:p>
          </table:table-cell>
          <table:table-cell office:value-type="string" calcext:value-type="string">
            <text:p>sklearn.linear_model.</text:p>
            <text:p>LogisticRegression</text:p>
          </table:table-cell>
          <table:table-cell office:value-type="string" calcext:value-type="string">
            <text:p>Penalty = l2</text:p>
            <text:p>Dual = false</text:p>
            <text:p>Tol = 1e-4</text:p>
            <text:p>C = 1.0 </text:p>
            <text:p>Fit_intercept = true</text:p>
            <text:p>Intercept_scaling = 1</text:p>
            <text:p>Class-weight = 1</text:p>
            <text:p>Solver = liblinear</text:p>
            <text:p>Max_iter = 100</text:p>
            <text:p>Multi_class = ovr</text:p>
            <text:p>Warm_start = false</text:p>
            <text:p/>
          </table:table-cell>
        </table:table-row>
        <table:table-row table:style-name="ro3">
          <table:table-cell office:value-type="string" calcext:value-type="string">
            <text:p>KNN</text:p>
          </table:table-cell>
          <table:table-cell office:value-type="string" calcext:value-type="string">
            <text:p>sklearn.neighbors.</text:p>
            <text:p>KNeighborsClassifier</text:p>
          </table:table-cell>
          <table:table-cell office:value-type="string" calcext:value-type="string">
            <text:p>N_neighbors = 5</text:p>
            <text:p>Weight = uniform</text:p>
            <text:p>Algorithm = auto</text:p>
            <text:p>Leaf_size = 30</text:p>
            <text:p>P = 2</text:p>
            <text:p>Metric = minkowski</text:p>
          </table:table-cell>
        </table:table-row>
        <table:table-row table:style-name="ro8">
          <table:table-cell office:value-type="string" calcext:value-type="string">
            <text:p>SVM</text:p>
          </table:table-cell>
          <table:table-cell office:value-type="string" calcext:value-type="string">
            <text:p>sklearn.svm.SVC</text:p>
          </table:table-cell>
          <table:table-cell office:value-type="string" calcext:value-type="string">
            <text:p>C = 1.0</text:p>
            <text:p>Kernel = rbf</text:p>
            <text:p>Gamma = 1/n_features</text:p>
            <text:p>Probability = false</text:p>
            <text:p>Shrinking = true</text:p>
            <text:p>Tol = 3</text:p>
            <text:p>Class_weight = balanced</text:p>
            <text:p>Max_iter = 1</text:p>
            <text:p>Decision_function_shape = ov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34:26.399750352</meta:creation-date>
    <dc:date>2018-01-09T10:34:57.130783963</dc:date>
    <meta:editing-duration>PT30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